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EuclidCircularA-Medium" svg:font-family="EuclidCircularA-Medium"/>
    <style:font-face style:name="EuclidCircularA-Regular" svg:font-family="EuclidCircularA-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6c3"/>
    </style:style>
    <style:style style:name="P2" style:family="paragraph" style:parent-style-name="Standard">
      <style:text-properties officeooo:paragraph-rsid="001a0c0f"/>
    </style:style>
    <style:style style:name="P3" style:family="paragraph" style:parent-style-name="Standard">
      <style:text-properties officeooo:paragraph-rsid="001ad5a6"/>
    </style:style>
    <style:style style:name="P4" style:family="paragraph" style:parent-style-name="Standard">
      <style:text-properties officeooo:paragraph-rsid="001af787"/>
    </style:style>
    <style:style style:name="P5" style:family="paragraph" style:parent-style-name="Standard">
      <style:text-properties officeooo:rsid="001af787" officeooo:paragraph-rsid="001af787"/>
    </style:style>
    <style:style style:name="P6" style:family="paragraph" style:parent-style-name="Standard">
      <style:text-properties fo:font-weight="normal" officeooo:paragraph-rsid="001af787" style:font-weight-asian="normal" style:font-weight-complex="normal"/>
    </style:style>
    <style:style style:name="P7" style:family="paragraph" style:parent-style-name="Standard">
      <style:text-properties fo:font-weight="normal" officeooo:rsid="001af787" officeooo:paragraph-rsid="001af787" style:font-weight-asian="normal" style:font-weight-complex="normal"/>
    </style:style>
    <style:style style:name="P8" style:family="paragraph" style:parent-style-name="Table_20_Contents">
      <style:paragraph-properties fo:margin-top="0cm" fo:margin-bottom="0cm" loext:contextual-spacing="false" style:line-height-at-least="0.758cm" fo:text-align="start" style:justify-single-word="false"/>
      <style:text-properties style:font-name="EuclidCircularA-Regular" fo:font-size="15.0500001907349pt" fo:font-weight="normal" style:font-weight-asian="normal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758cm" fo:text-align="start" style:justify-single-word="false" fo:text-indent="0cm" style:auto-text-indent="false"/>
      <style:text-properties style:font-name="EuclidCircularA-Regular" fo:font-size="15.0500001907349pt" fo:font-weight="normal" style:font-weight-asian="normal" style:font-weight-complex="normal"/>
    </style:style>
    <style:style style:name="P10" style:family="paragraph" style:parent-style-name="Table_20_Heading">
      <style:paragraph-properties fo:margin-left="0cm" fo:margin-right="0cm" fo:margin-top="0cm" fo:margin-bottom="0cm" loext:contextual-spacing="false" style:line-height-at-least="0.758cm" fo:text-align="start" style:justify-single-word="false" fo:text-indent="0cm" style:auto-text-indent="false"/>
      <style:text-properties style:font-name="EuclidCircularA-Medium" fo:font-size="15.0500001907349pt" fo:font-weight="normal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5c4e8"/>
    </style:style>
    <style:style style:name="T3" style:family="text">
      <style:text-properties officeooo:rsid="001795ce"/>
    </style:style>
    <style:style style:name="T4" style:family="text">
      <style:text-properties officeooo:rsid="001876c3"/>
    </style:style>
    <style:style style:name="T5" style:family="text">
      <style:text-properties officeooo:rsid="001a0c0f"/>
    </style:style>
    <style:style style:name="T6" style:family="text">
      <style:text-properties officeooo:rsid="001ad5a6"/>
    </style:style>
    <style:style style:name="T7" style:family="text">
      <style:text-properties officeooo:rsid="001af787"/>
    </style:style>
    <style:style style:name="T8" style:family="text">
      <style:text-properties officeooo:rsid="001cf3d9"/>
    </style:style>
    <style:style style:name="T9" style:family="text">
      <style:text-properties officeooo:rsid="001d2c9b"/>
    </style:style>
    <style:style style:name="T10" style:family="text">
      <style:text-properties officeooo:rsid="001e9dbc"/>
    </style:style>
    <style:style style:name="T11" style:family="text">
      <style:text-properties officeooo:rsid="001ed927"/>
    </style:style>
    <style:style style:name="T12" style:family="text">
      <style:text-properties officeooo:rsid="001fe7f2"/>
    </style:style>
    <style:style style:name="T13" style:family="text">
      <style:text-properties officeooo:rsid="001ff6f5"/>
    </style:style>
    <style:style style:name="T14" style:family="text">
      <style:text-properties officeooo:rsid="002389bb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<text:bookmark text:name="docs-internal-guid-e24ee249-7fff-0ded-0599-cd650675d439"/><text:span text:style-name="T1">Employee_Table</text:span></text:p>
      <text:p text:style-name="Standard">(</text:p>
      <text:p text:style-name="Standard"><text:s text:c="4"/>emp_id<text:tab/>varchar(300),</text:p>
      <text:p text:style-name="Standard"><text:s text:c="4"/>name<text:tab/>varchar(300),</text:p>
      <text:p text:style-name="Standard"><text:s text:c="4"/>immediate_head_id<text:tab/>varchar(300),</text:p>
      <text:p text:style-name="Standard"><text:s text:c="4"/>insurance_id<text:tab/>varchar(300),</text:p>
      <text:p text:style-name="Standard"><text:s text:c="4"/>employee_info<text:tab/>varchar(300),</text:p>
      <text:p text:style-name="Standard"><text:s text:c="4"/>dept_id<text:tab/>varchar(300)</text:p>
      <text:p text:style-name="Standard">);</text:p>
      <text:p text:style-name="Standard"/>
      <text:p text:style-name="Standard">INSERT INTO Department_Table (emp_id,name,immediate_head_id,insurance_id,employee_info,dept_id) VALUES ('1001', 'tharun', 'V01', 'INS01', 'tharun', 'DP01');</text:p>
      <text:p text:style-name="Standard">INSERT INTO Department_Table (emp_id,name,immediate_head_id,insurance_id,employee_info,dept_id) VALUES ('1002', 'hari', 'V01', 'INS02', 'hari', 'DP02');</text:p>
      <text:p text:style-name="Standard"/>
      <text:p text:style-name="Standard"/>
      <text:p text:style-name="Standard">CREATE TABLE Department_Table <text:s/></text:p>
      <text:p text:style-name="Standard">(</text:p>
      <text:p text:style-name="Standard"><text:s text:c="4"/>dept_id<text:tab/>varchar(300) primary key,</text:p>
      <text:p text:style-name="Standard"><text:s text:c="4"/>dept_name<text:tab/>varchar(300)</text:p>
      <text:p text:style-name="Standard">);</text:p>
      <text:p text:style-name="Standard"/>
      <text:p text:style-name="Standard"/>
      <text:p text:style-name="Standard">CREATE TABLE Insurance_Table <text:s/></text:p>
      <text:p text:style-name="Standard">(</text:p>
      <text:p text:style-name="Standard"><text:s text:c="4"/>insurance_id<text:tab/>varchar(300) primary key,</text:p>
      <text:p text:style-name="Standard"><text:s text:c="5"/>isurance_name<text:tab/>varchar(300)</text:p>
      <text:p text:style-name="Standard">);</text:p>
      <text:p text:style-name="Standard"/>
      <text:p text:style-name="Standard">CREATE TABLE Office_Table </text:p>
      <text:p text:style-name="Standard">(</text:p>
      <text:p text:style-name="Standard"><text:s text:c="4"/>office_id<text:tab/>varchar(300),</text:p>
      <text:p text:style-name="Standard"><text:s text:c="5"/>office_name<text:tab/>varchar(300),</text:p>
      <text:p text:style-name="Standard"><text:s text:c="4"/>place<text:tab/>varchar(300)</text:p>
      <text:p text:style-name="Standard">);</text:p>
      <text:p text:style-name="Standard"/>
      <text:p text:style-name="Standard"/>
      <text:p text:style-name="Standard"/>
      <text:p text:style-name="Standard">CREATE TABLE Employee_Office_Table </text:p>
      <text:p text:style-name="Standard">(</text:p>
      <text:p text:style-name="Standard"><text:s text:c="4"/>id<text:tab/>varchar(300) primary key,</text:p>
      <text:p text:style-name="Standard"><text:s text:c="4"/>emp_id<text:tab/>varchar(300),</text:p>
      <text:p text:style-name="Standard"><text:s text:c="4"/>office_id<text:tab/>varchar(300)</text:p>
      <text:p text:style-name="Standard">);</text:p>
      <text:p text:style-name="Standard"/>
      <text:p text:style-name="Standard"/>
      <text:p text:style-name="Standard">CREATE TABLE Employee_Info_Table </text:p>
      <text:p text:style-name="Standard">(</text:p>
      <text:p text:style-name="Standard"><text:s text:c="4"/>id<text:tab/>varchar(300),</text:p>
      <text:p text:style-name="Standard"><text:s text:c="4"/>doj<text:tab/>varchar(300),</text:p>
      <text:p text:style-name="Standard"><text:soft-page-break/><text:s text:c="4"/>salary<text:tab/>varchar(300)</text:p>
      <text:p text:style-name="Standard">);</text:p>
      <text:p text:style-name="Standard"/>
      <text:p text:style-name="Standard">INSERT INTO Employee_Info_Table (id,doj,salary) VALUES ('ID1', '06-06-2022', '450000');</text:p>
      <text:p text:style-name="Standard">INSERT INTO Employee_Info_Table (id,doj,salary) VALUES ('ID2', '06-06-2022', '450000');</text:p>
      <text:p text:style-name="Standard"/>
      <text:p text:style-name="Standard"/>
      <text:p text:style-name="Standard"/>
      <text:p text:style-name="Standard"/>
      <text:p text:style-name="Standard">--<text:span text:style-name="T2">first query answer</text:span></text:p>
      <text:p text:style-name="Standard"/>
      <text:p text:style-name="Standard"><text:tab/>--<text:span text:style-name="T8">using inner join</text:span></text:p>
      <text:p text:style-name="Standard">SELECT name,dept_name,insurance_name from Employee_Table inner join Department_Table on Employee_Table.dept_id=Department_Table.dept_id inner join insurance_Table on Employee_Table.insurance_id=insurance_Table.insurance_id;</text:p>
      <text:p text:style-name="Standard"/>
      <text:p text:style-name="Standard">select name,dept_name,insurance_name from employee_table ,insurance_table,department_table where employee_table.dept_id=department_table.dept_id and insurance_table.insurance_id=employee_table.insurance_id;</text:p>
      <text:p text:style-name="Standard"/>
      <text:p text:style-name="Standard"/>
      <text:p text:style-name="Standard">--<text:span text:style-name="T2">second query answer</text:span></text:p>
      <text:p text:style-name="Standard"/>
      <text:p text:style-name="Standard">select * from employee_table inner join Employee_Office_Table on employee_table.emp_id=Employee_Office_Table.emp_id inner join Office_Table on Employee_Office_Table.office_id=Office_Table.office_id where Office_table.place='madhapur' order by employee_table.dept_id;</text:p>
      <text:p text:style-name="Standard"/>
      <text:p text:style-name="Standard">--<text:span text:style-name="T3">third query ans</text:span><text:span text:style-name="T4">w</text:span><text:span text:style-name="T3">er</text:span></text:p>
      <text:p text:style-name="Standard"/>
      <text:p text:style-name="Standard">select office_table.place,count(*) from employee_table inner join Employee_Office_Table on employee_table.emp_id=Employee_Office_Table.emp_id inner join Office_Table on Employee_Office_Table.office_id=Office_Table.office_id group by Office_table.place;</text:p>
      <text:p text:style-name="Standard"/>
      <text:p text:style-name="P1">--<text:span text:style-name="T4">fourth </text:span><text:span text:style-name="T3">query ans</text:span><text:span text:style-name="T4">w</text:span><text:span text:style-name="T3">er</text:span></text:p>
      <text:p text:style-name="P1"/>
      <text:p text:style-name="P1">SELECT name,insurance_name from Employee_Table inner join insurance_Table on Employee_Table.insurance_id=insurance_Table.insurance_id inner join <text:s/>Employee_Office_Table on <text:s/>Employee_Office_Table.emp_id = Employee_Table.emp_id inner join Employee_Info_Table on Employee_Info_Table.id=Employee_Office_Table.id order by salary desc limit 2,1;</text:p>
      <text:p text:style-name="P1"/>
      <text:p text:style-name="P1"/>
      <text:p text:style-name="P2">--<text:span text:style-name="T4">f</text:span><text:span text:style-name="T5">ifth </text:span><text:span text:style-name="T3">query ans</text:span><text:span text:style-name="T4">w</text:span><text:span text:style-name="T3">er</text:span></text:p>
      <text:p text:style-name="P2">select dept_name,avg(salary) from employee_table as et inner join employee_office_table as eot on eot.emp_id=et.emp_id inner join employee_info_table as eit on eit.id=eot.id inner join office_table as ot on ot.office_id=eot.office_id inner join department_table as dt on dt.dept_id=et.dept_id group by dept_name having place='madhapur';</text:p>
      <text:p text:style-name="P2"/>
      <text:p text:style-name="P2"/>
      <text:p text:style-name="P3">--<text:span text:style-name="T6">six </text:span><text:span text:style-name="T3">query ans</text:span><text:span text:style-name="T4">w</text:span><text:span text:style-name="T3">er</text:span></text:p>
      <text:p text:style-name="P3"/>
      <text:p text:style-name="P3"/>
      <text:p text:style-name="Standard"><text:soft-page-break/>select sum(salary) from employee_info_table as eit inner join employee_office_table as eot on eit.id=eot.id inner join office_table as ot on ot.office_id = eot.office_id <text:s/>where doj&gt;'2022/<text:span text:style-name="T12">02/02</text:span>' and place='madhapur';</text:p>
      <text:p text:style-name="Standard"/>
      <text:p text:style-name="P4">--<text:span text:style-name="T7">seventh</text:span><text:span text:style-name="T6"> </text:span><text:span text:style-name="T3">query ans</text:span><text:span text:style-name="T4">w</text:span><text:span text:style-name="T3">er</text:span></text:p>
      <text:p text:style-name="P4"/>
      <text:p text:style-name="P6">select name,dept_name,salary from employee_table et inner join department_table dt on dt.dept_id=et.dept_id inner join employee_office_table eot on eot.emp_id=et.emp_id inner join employee_info_table eit on eit.id=eot.id inner join insurance_table it on it.insurance_id=et.insurance_id inner join office_table ot on ot.office_id=eot.office_id where doj&gt;'02-02-2022' and salary&gt;20000 and it.insurance_name in ('LIC','ICICI') and ot.place='madhapur' ;</text:p>
      <text:p text:style-name="P4"/>
      <text:p text:style-name="P4"/>
      <text:p text:style-name="P4">--<text:span text:style-name="T9">eight query answer</text:span></text:p>
      <text:p text:style-name="P4"/>
      <text:p text:style-name="P5">select name,(select name from employee_table where emp_id=emp.immediate_head_id) as immediate_head_name from Employee_Table emp</text:p>
      <text:p text:style-name="P5"/>
      <text:p text:style-name="P5">select i.name as name,e.name as immediate_head_name from employee_table e ,employee_table i where e.emp_id=i.immediate_head_id;</text:p>
      <text:p text:style-name="P5"/>
      <text:p text:style-name="P5">--<text:span text:style-name="T10">nineth query anser</text:span></text:p>
      <text:p text:style-name="P5"/>
      <text:p text:style-name="P5">select name,dt.dept_name ,(select name from employee_table where emp_id=emp.immediate_head_id) as immediate_head_name, (select di.dept_name from employee_table empp</text:p>
      <text:p text:style-name="P5">inner join department_table di on empp.dept_id = di.dept_id</text:p>
      <text:p text:style-name="P5">where emp_id = emp.immediate_head_id) as immediate_head_department from employee_table emp</text:p>
      <text:p text:style-name="P5">inner join department_table dt on emp.dept_id = dt.dept_id;</text:p>
      <text:p text:style-name="P5"/>
      <text:p text:style-name="P5">--<text:span text:style-name="T13">tenth query answer</text:span></text:p>
      <text:p text:style-name="P5"/>
      <text:p text:style-name="P5">select emp.name from emp_table emp </text:p>
      <text:p text:style-name="P5">inner join emp_info_table EOT on emp_info = EOT.id</text:p>
      <text:p text:style-name="P5">where EOT.salary &lt; (select EOT.salary from emp_table </text:p>
      <text:p text:style-name="P5"><text:s/>inner join emp_info_table EOT on emp_info = EOT.id</text:p>
      <text:p text:style-name="P5"><text:s/>where emp_id = emp.immediate_head_id</text:p>
      <text:p text:style-name="P5">and emp.emp_id in (select emp_id from emp_table aemp</text:p>
      <text:p text:style-name="P5"><text:s/>where aemp.emp_id in (</text:p>
      <text:p text:style-name="P5"><text:s/>select EOT.id from emp_off_table EOT</text:p>
      <text:p text:style-name="P5">inner join office_table OT on EOT.off_id = OT.off_id where OT.place = "madhapur")))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EuclidCircularA-Medium" svg:font-family="EuclidCircularA-Medium"/>
    <style:font-face style:name="EuclidCircularA-Regular" svg:font-family="EuclidCircularA-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2:54:20.609999668</meta:creation-date>
    <dc:date>2022-07-12T19:04:11.661308093</dc:date>
    <meta:editing-duration>PT6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5" meta:word-count="479" meta:character-count="4762" meta:non-whitespace-character-count="4274"/>
  </office:meta>
</office:document-meta>
</file>